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6A00000041FE1208EFF3EF6986.png" manifest:media-type="image/png"/>
  <manifest:file-entry manifest:full-path="Pictures/100000000000007B00000082C341C43D387082CA.png" manifest:media-type="image/png"/>
  <manifest:file-entry manifest:full-path="Pictures/10000000000000970000006B54B03741B99D4FA0.png" manifest:media-type="image/png"/>
  <manifest:file-entry manifest:full-path="Pictures/10000000000000720000006F054B184A4D7BF32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56cm" fo:min-width="3.437cm"/>
    </style:style>
    <style:style style:name="gr2" style:family="graphic" style:parent-style-name="standard">
      <style:graphic-properties draw:textarea-horizontal-align="justify" draw:textarea-vertical-align="middle" draw:auto-grow-height="false" fo:min-height="2.036cm" fo:min-width="2.802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1.1cm"/>
    </style:style>
    <style:style style:name="gr6" style:family="graphic" style:parent-style-name="standard">
      <style:graphic-properties draw:textarea-horizontal-align="justify" draw:textarea-vertical-align="middle" draw:auto-grow-height="false" fo:min-height="3.687cm" fo:min-width="3.94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37cm" svg:height="3.81cm" svg:x="9.763cm" svg:y="2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" draw:text-style-name="P1" draw:layer="layout" svg:width="3.301cm" svg:height="2.285cm" svg:x="2.016cm" svg:y="5.826cm" svg:viewBox="0 0 3302 2286" draw:points="0,2286 0,0 3302,0 3302,2286">
          <text:p/>
        </draw:polygon>
        <draw:frame draw:style-name="gr3" draw:text-style-name="P1" draw:layer="layout" svg:width="2.803cm" svg:height="1.719cm" svg:x="2.27cm" svg:y="6.012cm">
          <draw:image xlink:href="Pictures/100000000000006A00000041FE1208EFF3EF6986.png" xlink:type="simple" xlink:show="embed" xlink:actuate="onLoad">
            <text:p/>
          </draw:image>
        </draw:frame>
        <draw:frame draw:style-name="gr3" draw:text-style-name="P1" draw:layer="layout" svg:width="3.253cm" svg:height="3.439cm" svg:x="10.017cm" svg:y="2.387cm">
          <draw:image xlink:href="Pictures/100000000000007B00000082C341C43D387082CA.png" xlink:type="simple" xlink:show="embed" xlink:actuate="onLoad">
            <text:p/>
          </draw:image>
        </draw:frame>
        <draw:line draw:style-name="gr4" draw:text-style-name="P2" draw:layer="layout" svg:x1="3.286cm" svg:y1="6.715cm" svg:x2="10.525cm" svg:y2="4.937cm">
          <text:p/>
        </draw:line>
        <draw:frame draw:style-name="gr5" draw:text-style-name="P3" draw:layer="layout" svg:width="2.335cm" svg:height="0.645cm" svg:x="6.08cm" svg:y="5.435cm">
          <draw:text-box>
            <text:p><text:span text:style-name="T1">One - many</text:span></text:p>
          </draw:text-box>
        </draw:frame>
        <draw:custom-shape draw:style-name="gr1" draw:text-style-name="P1" draw:layer="layout" svg:width="3.937cm" svg:height="3.81cm" svg:x="7.35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3.015cm" svg:height="2.936cm" svg:x="7.731cm" svg:y="8.478cm">
          <draw:image xlink:href="Pictures/10000000000000720000006F054B184A4D7BF32C.png" xlink:type="simple" xlink:show="embed" xlink:actuate="onLoad">
            <text:p/>
          </draw:image>
        </draw:frame>
        <draw:line draw:style-name="gr4" draw:text-style-name="P2" draw:layer="layout" svg:x1="3.286cm" svg:y1="6.696cm" svg:x2="8.239cm" svg:y2="10.906cm">
          <text:p/>
        </draw:line>
        <draw:frame draw:style-name="gr5" draw:text-style-name="P3" draw:layer="layout" svg:width="2.335cm" svg:height="0.645cm" svg:x="4.634cm" svg:y="8.493cm">
          <draw:text-box>
            <text:p><text:span text:style-name="T1">One - many</text:span></text:p>
          </draw:text-box>
        </draw:frame>
        <draw:custom-shape draw:style-name="gr6" draw:text-style-name="P1" draw:layer="layout" svg:width="4.445cm" svg:height="3.937cm" svg:x="13.7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3.994cm" svg:height="2.83cm" svg:x="13.77cm" svg:y="8.457cm">
          <draw:image xlink:href="Pictures/10000000000000970000006B54B03741B99D4FA0.png" xlink:type="simple" xlink:show="embed" xlink:actuate="onLoad">
            <text:p/>
          </draw:image>
        </draw:frame>
        <draw:line draw:style-name="gr4" draw:text-style-name="P2" draw:layer="layout" svg:x1="8.62cm" svg:y1="9.255cm" svg:x2="14.208cm" svg:y2="11.033cm">
          <text:p/>
        </draw:line>
        <draw:frame draw:style-name="gr5" draw:text-style-name="P3" draw:layer="layout" svg:width="2.335cm" svg:height="0.645cm" svg:x="11.16cm" svg:y="10.017cm">
          <draw:text-box>
            <text:p><text:span text:style-name="T1">One - man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1T22:20:31.788000000</meta:creation-date>
    <dc:date>2016-07-21T22:39:12.572000000</dc:date>
    <meta:editing-duration>PT3M12S</meta:editing-duration>
    <meta:editing-cycles>1</meta:editing-cycles>
    <meta:document-statistic meta:object-count="14"/>
    <meta:generator>LibreOffice/5.0.6.3$Windows_x86 LibreOffice_project/490fc03b25318460cfc54456516ea2519c11d1aa</meta:generator>
  </office:meta>
</office:document-meta>
</file>